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E000000067F633F14.png" manifest:media-type="image/png"/>
  <manifest:file-entry manifest:full-path="Pictures/100002010000002F000000061301CEA5.png" manifest:media-type="image/png"/>
  <manifest:file-entry manifest:full-path="Pictures/10000201000004B00000001ED9C204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 Nova" svg:font-family="'Proxima Nova'"/>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25%" fo:break-before="auto" fo:break-after="auto" style:writing-mode="lr-tb"/>
    </style:style>
    <style:style style:name="P2" style:family="paragraph" style:parent-style-name="Standard">
      <style:paragraph-properties fo:line-height="125%" fo:text-align="end" style:justify-single-word="false" fo:break-before="auto" fo:break-after="auto" style:writing-mode="lr-tb"/>
    </style:style>
    <style:style style:name="P3" style:family="paragraph" style:parent-style-name="Standard">
      <style:paragraph-properties fo:line-height="125%" fo:break-before="auto" fo:break-after="auto" style:writing-mode="lr-tb"/>
      <style:text-properties officeooo:paragraph-rsid="001a2a69"/>
    </style:style>
    <style:style style:name="P4" style:family="paragraph" style:parent-style-name="Standard">
      <style:paragraph-properties fo:margin-top="0.353cm" fo:margin-bottom="0cm" loext:contextual-spacing="false" fo:line-height="125%" fo:break-before="auto" fo:break-after="auto" style:writing-mode="lr-tb"/>
      <style:text-properties style:font-name="Proxima Nova" style:font-name-asian="Proxima Nova" style:font-name-complex="Proxima Nova"/>
    </style:style>
    <style:style style:name="P5" style:family="paragraph" style:parent-style-name="Standard">
      <style:paragraph-properties fo:margin-top="0.353cm" fo:margin-bottom="0cm" loext:contextual-spacing="false" fo:line-height="125%" fo:break-before="auto" fo:break-after="auto" style:writing-mode="lr-tb"/>
    </style:style>
    <style:style style:name="P6" style:family="paragraph" style:parent-style-name="Standard">
      <style:paragraph-properties fo:margin-top="0.353cm" fo:margin-bottom="0cm" loext:contextual-spacing="false" fo:line-height="125%" style:writing-mode="lr-tb"/>
      <style:text-properties fo:font-size="10.5pt" style:font-size-asian="10.5pt" style:font-size-complex="10.5pt"/>
    </style:style>
    <style:style style:name="P7" style:family="paragraph" style:parent-style-name="Standard">
      <style:paragraph-properties fo:margin-top="0.353cm" fo:margin-bottom="0cm" loext:contextual-spacing="false" fo:line-height="125%" style:writing-mode="lr-tb"/>
      <style:text-properties fo:color="#ed0800" style:font-name="Proxima Nova" fo:font-size="10.5pt" fo:language="en" fo:country="IN" officeooo:rsid="0027f9c8" style:font-name-asian="Proxima Nova" style:font-size-asian="10.5pt" style:font-name-complex="Proxima Nova" style:font-size-complex="10.5pt"/>
    </style:style>
    <style:style style:name="P8" style:family="paragraph" style:parent-style-name="Standard">
      <style:paragraph-properties fo:margin-top="0.847cm" fo:margin-bottom="0cm" loext:contextual-spacing="false" fo:line-height="125%" fo:break-before="auto" fo:break-after="auto" style:writing-mode="lr-tb"/>
    </style:style>
    <style:style style:name="P9" style:family="paragraph" style:parent-style-name="Standard">
      <style:paragraph-properties fo:margin-top="0cm" fo:margin-bottom="6.35cm" loext:contextual-spacing="false" fo:line-height="100%" fo:break-before="auto" fo:break-after="auto" style:writing-mode="lr-tb"/>
      <style:text-properties officeooo:paragraph-rsid="00196c0f"/>
    </style:style>
    <style:style style:name="P10" style:family="paragraph" style:parent-style-name="Title">
      <style:paragraph-properties fo:line-height="125%" style:writing-mode="lr-tb"/>
      <style:text-properties officeooo:paragraph-rsid="00196c0f"/>
    </style:style>
    <style:style style:name="P11" style:family="paragraph" style:parent-style-name="Standard" style:list-style-name="L1">
      <style:paragraph-properties fo:margin-top="0cm" fo:margin-bottom="0cm" loext:contextual-spacing="false" fo:line-height="125%" fo:break-before="auto" fo:break-after="auto" style:writing-mode="lr-tb"/>
      <style:text-properties style:font-name="Proxima Nova" fo:font-size="10.5pt" officeooo:rsid="001ea3d9" officeooo:paragraph-rsid="001ea3d9" style:font-name-asian="Proxima Nova" style:font-size-asian="10.5pt" style:font-name-complex="Proxima Nova" style:font-size-complex="10.5pt"/>
    </style:style>
    <style:style style:name="P12" style:family="paragraph" style:parent-style-name="Standard" style:list-style-name="L1">
      <style:paragraph-properties fo:margin-top="0cm" fo:margin-bottom="0cm" loext:contextual-spacing="false" fo:line-height="125%" fo:break-before="auto" fo:break-after="auto" style:writing-mode="lr-tb"/>
      <style:text-properties style:font-name="Proxima Nova" fo:font-size="10.5pt" officeooo:paragraph-rsid="0034c357" style:font-name-asian="Proxima Nova" style:font-size-asian="10.5pt" style:font-name-complex="Proxima Nova" style:font-size-complex="10.5pt"/>
    </style:style>
    <style:style style:name="P13" style:family="paragraph" style:parent-style-name="Standard" style:list-style-name="L1">
      <style:paragraph-properties fo:margin-top="0cm" fo:margin-bottom="0cm" loext:contextual-spacing="false" fo:line-height="125%" fo:break-before="auto" fo:break-after="auto" style:writing-mode="lr-tb"/>
      <style:text-properties style:font-name="Proxima Nova" fo:font-size="10.5pt" officeooo:rsid="00383916" officeooo:paragraph-rsid="00383916" style:font-name-asian="Proxima Nova" style:font-size-asian="10.5pt" style:font-name-complex="Proxima Nova" style:font-size-complex="10.5pt"/>
    </style:style>
    <style:style style:name="P14" style:family="paragraph" style:parent-style-name="Standard" style:list-style-name="L1">
      <style:paragraph-properties fo:margin-top="0cm" fo:margin-bottom="0cm" loext:contextual-spacing="false" fo:line-height="125%" style:writing-mode="lr-tb"/>
      <style:text-properties style:font-name="Proxima Nova" fo:font-size="10.5pt" officeooo:rsid="001ea3d9" officeooo:paragraph-rsid="001ea3d9" style:font-name-asian="Proxima Nova" style:font-size-asian="10.5pt" style:font-name-complex="Proxima Nova" style:font-size-complex="10.5pt"/>
    </style:style>
    <style:style style:name="P15" style:family="paragraph" style:parent-style-name="Standard" style:list-style-name="L1">
      <style:paragraph-properties fo:margin-top="0cm" fo:margin-bottom="0cm" loext:contextual-spacing="false" fo:line-height="125%" style:writing-mode="lr-tb"/>
      <style:text-properties style:font-name="Proxima Nova" fo:font-size="10.5pt" officeooo:rsid="00268f47" officeooo:paragraph-rsid="00268f47" style:font-name-asian="Proxima Nova" style:font-size-asian="10.5pt" style:font-name-complex="Proxima Nova" style:font-size-complex="10.5pt"/>
    </style:style>
    <style:style style:name="P16" style:family="paragraph" style:parent-style-name="Standard" style:list-style-name="L1">
      <style:paragraph-properties fo:margin-top="0cm" fo:margin-bottom="0cm" loext:contextual-spacing="false" fo:line-height="125%" style:writing-mode="lr-tb"/>
      <style:text-properties style:font-name="Proxima Nova" fo:font-size="10.5pt" officeooo:rsid="0027f9c8" officeooo:paragraph-rsid="0027f9c8" style:font-name-asian="Proxima Nova" style:font-size-asian="10.5pt" style:font-name-complex="Proxima Nova" style:font-size-complex="10.5pt"/>
    </style:style>
    <style:style style:name="P17" style:family="paragraph" style:parent-style-name="Standard" style:list-style-name="L1">
      <style:paragraph-properties fo:margin-top="0cm" fo:margin-bottom="0cm" loext:contextual-spacing="false" fo:line-height="125%" style:writing-mode="lr-tb"/>
      <style:text-properties style:font-name="Proxima Nova" fo:font-size="10.5pt" officeooo:rsid="003af4f7" officeooo:paragraph-rsid="0027f9c8" style:font-name-asian="Proxima Nova" style:font-size-asian="10.5pt" style:font-name-complex="Proxima Nova" style:font-size-complex="10.5pt"/>
    </style:style>
    <style:style style:name="P18" style:family="paragraph" style:parent-style-name="Standard" style:list-style-name="L1">
      <style:paragraph-properties fo:margin-top="0cm" fo:margin-bottom="0cm" loext:contextual-spacing="false" fo:line-height="125%" style:writing-mode="lr-tb"/>
      <style:text-properties style:font-name="Proxima Nova" fo:font-size="10.5pt" officeooo:rsid="002aaa00" officeooo:paragraph-rsid="002aaa00" style:font-name-asian="Proxima Nova" style:font-size-asian="10.5pt" style:font-name-complex="Proxima Nova" style:font-size-complex="10.5pt"/>
    </style:style>
    <style:style style:name="P19" style:family="paragraph" style:parent-style-name="Standard" style:list-style-name="L1">
      <style:paragraph-properties fo:margin-top="0cm" fo:margin-bottom="0cm" loext:contextual-spacing="false" fo:line-height="125%" style:writing-mode="lr-tb"/>
      <style:text-properties style:font-name="Proxima Nova" fo:font-size="10.5pt" officeooo:rsid="002bcca0" officeooo:paragraph-rsid="002bcca0" style:font-name-asian="Proxima Nova" style:font-size-asian="10.5pt" style:font-name-complex="Proxima Nova" style:font-size-complex="10.5pt"/>
    </style:style>
    <style:style style:name="P20" style:family="paragraph" style:parent-style-name="Standard" style:list-style-name="L1">
      <style:paragraph-properties fo:margin-top="0cm" fo:margin-bottom="0cm" loext:contextual-spacing="false" fo:line-height="125%" style:writing-mode="lr-tb"/>
      <style:text-properties style:font-name="Proxima Nova" fo:font-size="10.5pt" officeooo:rsid="002a32bf" officeooo:paragraph-rsid="002a32bf" style:font-name-asian="Proxima Nova" style:font-size-asian="10.5pt" style:font-name-complex="Proxima Nova" style:font-size-complex="10.5pt"/>
    </style:style>
    <style:style style:name="P21" style:family="paragraph" style:parent-style-name="Standard" style:list-style-name="L1">
      <style:paragraph-properties fo:margin-top="0cm" fo:margin-bottom="0cm" loext:contextual-spacing="false" fo:line-height="125%" style:writing-mode="lr-tb"/>
      <style:text-properties style:font-name="Proxima Nova" fo:font-size="10.5pt" officeooo:rsid="002ced38" officeooo:paragraph-rsid="002ced38" style:font-name-asian="Proxima Nova" style:font-size-asian="10.5pt" style:font-name-complex="Proxima Nova" style:font-size-complex="10.5pt"/>
    </style:style>
    <style:style style:name="P22" style:family="paragraph" style:parent-style-name="Standard" style:list-style-name="L1">
      <style:paragraph-properties fo:margin-top="0cm" fo:margin-bottom="0cm" loext:contextual-spacing="false" fo:line-height="125%" style:writing-mode="lr-tb"/>
      <style:text-properties style:font-name="Proxima Nova" fo:font-size="10.5pt" officeooo:rsid="002ced38" officeooo:paragraph-rsid="0034c357" style:font-name-asian="Proxima Nova" style:font-size-asian="10.5pt" style:font-name-complex="Proxima Nova" style:font-size-complex="10.5pt"/>
    </style:style>
    <style:style style:name="P23" style:family="paragraph" style:parent-style-name="Standard" style:list-style-name="L1">
      <style:paragraph-properties fo:margin-top="0cm" fo:margin-bottom="0cm" loext:contextual-spacing="false" fo:line-height="125%" style:writing-mode="lr-tb"/>
      <style:text-properties style:font-name="Proxima Nova" fo:font-size="10.5pt" officeooo:rsid="003692c9" officeooo:paragraph-rsid="003692c9" style:font-name-asian="Proxima Nova" style:font-size-asian="10.5pt" style:font-name-complex="Proxima Nova" style:font-size-complex="10.5pt"/>
    </style:style>
    <style:style style:name="P24" style:family="paragraph" style:parent-style-name="Standard" style:list-style-name="L1">
      <style:paragraph-properties fo:margin-top="0cm" fo:margin-bottom="0cm" loext:contextual-spacing="false" fo:line-height="125%" style:writing-mode="lr-tb"/>
      <style:text-properties style:font-name="Proxima Nova" fo:font-size="10.5pt" officeooo:rsid="002d9892" officeooo:paragraph-rsid="002d9892" style:font-name-asian="Proxima Nova" style:font-size-asian="10.5pt" style:font-name-complex="Proxima Nova" style:font-size-complex="10.5pt"/>
    </style:style>
    <style:style style:name="P25" style:family="paragraph" style:parent-style-name="Standard" style:list-style-name="L1">
      <style:paragraph-properties fo:margin-top="0cm" fo:margin-bottom="0cm" loext:contextual-spacing="false" fo:line-height="125%" style:writing-mode="lr-tb"/>
      <style:text-properties style:font-name="Proxima Nova" fo:font-size="10.5pt" officeooo:rsid="00352784" officeooo:paragraph-rsid="00352784" style:font-name-asian="Proxima Nova" style:font-size-asian="10.5pt" style:font-name-complex="Proxima Nova" style:font-size-complex="10.5pt"/>
    </style:style>
    <style:style style:name="P26" style:family="paragraph" style:parent-style-name="Standard" style:list-style-name="L1">
      <style:paragraph-properties fo:margin-top="0cm" fo:margin-bottom="0cm" loext:contextual-spacing="false" fo:line-height="125%" style:writing-mode="lr-tb"/>
      <style:text-properties style:font-name="Proxima Nova" fo:font-size="10.5pt" officeooo:rsid="0032f916" officeooo:paragraph-rsid="0034c357" style:font-name-asian="Proxima Nova" style:font-size-asian="10.5pt" style:font-name-complex="Proxima Nova" style:font-size-complex="10.5pt"/>
    </style:style>
    <style:style style:name="P27" style:family="paragraph" style:parent-style-name="Standard" style:list-style-name="L1">
      <style:paragraph-properties fo:margin-top="0cm" fo:margin-bottom="0cm" loext:contextual-spacing="false" fo:line-height="125%" style:writing-mode="lr-tb"/>
      <style:text-properties style:font-name="Proxima Nova" fo:font-size="10.5pt" officeooo:rsid="002f0186" officeooo:paragraph-rsid="002f0186" style:font-name-asian="Proxima Nova" style:font-size-asian="10.5pt" style:font-name-complex="Proxima Nova" style:font-size-complex="10.5pt"/>
    </style:style>
    <style:style style:name="P28" style:family="paragraph" style:parent-style-name="Standard" style:list-style-name="L1">
      <style:paragraph-properties fo:margin-top="0cm" fo:margin-bottom="0cm" loext:contextual-spacing="false" fo:line-height="125%" style:writing-mode="lr-tb"/>
      <style:text-properties style:font-name="Proxima Nova" fo:font-size="10.5pt" officeooo:rsid="0030c9e5" officeooo:paragraph-rsid="0030c9e5" style:font-name-asian="Proxima Nova" style:font-size-asian="10.5pt" style:font-name-complex="Proxima Nova" style:font-size-complex="10.5pt"/>
    </style:style>
    <style:style style:name="P29" style:family="paragraph" style:parent-style-name="Standard" style:list-style-name="L1">
      <style:paragraph-properties fo:margin-top="0cm" fo:margin-bottom="0cm" loext:contextual-spacing="false" fo:line-height="125%" style:writing-mode="lr-tb"/>
      <style:text-properties style:font-name="Proxima Nova" fo:font-size="10.5pt" officeooo:rsid="00383916" officeooo:paragraph-rsid="00383916" style:font-name-asian="Proxima Nova" style:font-size-asian="10.5pt" style:font-name-complex="Proxima Nova" style:font-size-complex="10.5pt"/>
    </style:style>
    <style:style style:name="P30" style:family="paragraph" style:parent-style-name="Standard" style:list-style-name="L1">
      <style:paragraph-properties fo:margin-top="0cm" fo:margin-bottom="0cm" loext:contextual-spacing="false" fo:line-height="125%" style:writing-mode="lr-tb"/>
      <style:text-properties style:font-name="Proxima Nova" fo:font-size="10.5pt" officeooo:rsid="003932c7" officeooo:paragraph-rsid="003932c7" style:font-name-asian="Proxima Nova" style:font-size-asian="10.5pt" style:font-name-complex="Proxima Nova" style:font-size-complex="10.5pt"/>
    </style:style>
    <style:style style:name="P31" style:family="paragraph" style:parent-style-name="Standard" style:list-style-name="L1">
      <style:paragraph-properties fo:margin-top="0cm" fo:margin-bottom="0cm" loext:contextual-spacing="false" fo:line-height="125%" style:writing-mode="lr-tb"/>
      <style:text-properties style:font-name="Proxima Nova" fo:font-size="10.5pt" officeooo:rsid="003a758c" officeooo:paragraph-rsid="003a758c" style:font-name-asian="Proxima Nova" style:font-size-asian="10.5pt" style:font-name-complex="Proxima Nova" style:font-size-complex="10.5pt"/>
    </style:style>
    <style:style style:name="P32" style:family="paragraph" style:parent-style-name="Standard" style:list-style-name="L1">
      <style:paragraph-properties fo:margin-top="0cm" fo:margin-bottom="0cm" loext:contextual-spacing="false" fo:line-height="125%" style:writing-mode="lr-tb"/>
      <style:text-properties style:font-name="Proxima Nova" fo:font-size="10.5pt" officeooo:rsid="003c7051" officeooo:paragraph-rsid="003c7051" style:font-name-asian="Proxima Nova" style:font-size-asian="10.5pt" style:font-name-complex="Proxima Nova" style:font-size-complex="10.5pt"/>
    </style:style>
    <style:style style:name="P33" style:family="paragraph" style:parent-style-name="Standard" style:list-style-name="L1">
      <style:paragraph-properties fo:margin-top="0cm" fo:margin-bottom="0cm" loext:contextual-spacing="false" fo:line-height="125%" style:writing-mode="lr-tb"/>
      <style:text-properties fo:font-size="10.5pt" officeooo:rsid="0027f9c8" officeooo:paragraph-rsid="0027f9c8" style:font-size-asian="10.5pt" style:font-size-complex="10.5pt"/>
    </style:style>
    <style:style style:name="P34" style:family="paragraph" style:parent-style-name="Standard" style:list-style-name="L1">
      <style:paragraph-properties fo:margin-top="0cm" fo:margin-bottom="0cm" loext:contextual-spacing="false" fo:line-height="125%" style:writing-mode="lr-tb"/>
      <style:text-properties fo:font-size="10.5pt" officeooo:paragraph-rsid="0027f9c8" style:font-size-asian="10.5pt" style:font-size-complex="10.5pt"/>
    </style:style>
    <style:style style:name="P35" style:family="paragraph" style:parent-style-name="Standard" style:list-style-name="L1">
      <style:paragraph-properties fo:margin-top="0cm" fo:margin-bottom="0cm" loext:contextual-spacing="false" fo:line-height="125%" style:writing-mode="lr-tb"/>
      <style:text-properties fo:font-size="10.5pt" officeooo:rsid="002aaa00" officeooo:paragraph-rsid="002aaa00" style:font-size-asian="10.5pt" style:font-size-complex="10.5pt"/>
    </style:style>
    <style:style style:name="P36" style:family="paragraph" style:parent-style-name="Standard" style:list-style-name="L1">
      <style:paragraph-properties fo:margin-top="0cm" fo:margin-bottom="0cm" loext:contextual-spacing="false" fo:line-height="125%" style:writing-mode="lr-tb"/>
      <style:text-properties fo:font-size="10.5pt" officeooo:rsid="00383916" officeooo:paragraph-rsid="00383916" style:font-size-asian="10.5pt" style:font-size-complex="10.5pt"/>
    </style:style>
    <style:style style:name="P37" style:family="paragraph" style:parent-style-name="Heading_20_1">
      <style:paragraph-properties fo:line-height="125%" fo:break-before="page" style:writing-mode="lr-tb"/>
    </style:style>
    <style:style style:name="P38" style:family="paragraph" style:parent-style-name="Heading_20_1">
      <style:paragraph-properties fo:line-height="125%" fo:break-before="page" style:writing-mode="lr-tb"/>
      <style:text-properties officeooo:rsid="003b5644" officeooo:paragraph-rsid="003b5644"/>
    </style:style>
    <style:style style:name="P39" style:family="paragraph" style:parent-style-name="Heading_20_1">
      <style:paragraph-properties fo:margin-top="0.847cm" fo:margin-bottom="0cm" loext:contextual-spacing="false" fo:line-height="125%" fo:break-before="auto" fo:break-after="auto" style:writing-mode="lr-tb"/>
    </style:style>
    <style:style style:name="P40" style:family="paragraph" style:parent-style-name="Heading_20_1">
      <style:paragraph-properties fo:margin-top="0.847cm" fo:margin-bottom="0cm" loext:contextual-spacing="false" fo:line-height="125%" fo:break-before="page" style:writing-mode="lr-tb"/>
      <style:text-properties fo:color="#039be5" style:font-name="Proxima Nova" fo:font-size="18pt" style:font-name-asian="Proxima Nova" style:font-size-asian="18pt" style:font-name-complex="Proxima Nova" style:font-size-complex="18pt"/>
    </style:style>
    <style:style style:name="P41" style:family="paragraph" style:parent-style-name="Title" style:master-page-name="Standard">
      <style:paragraph-properties fo:line-height="125%" style:page-number="auto" fo:break-before="auto" fo:break-after="auto" style:writing-mode="lr-tb"/>
      <style:text-properties fo:color="#039be5" style:font-name="Proxima Nova" fo:font-size="36pt" fo:font-weight="bold" officeooo:rsid="00196c0f" officeooo:paragraph-rsid="00196c0f" style:font-name-asian="Proxima Nova" style:font-size-asian="36pt" style:font-weight-asian="bold" style:font-name-complex="Proxima Nova" style:font-size-complex="36pt" style:font-weight-complex="bold"/>
    </style:style>
    <style:style style:name="T1" style:family="text">
      <style:text-properties fo:color="#039be5" style:font-name="Proxima Nova" fo:font-size="36pt" fo:font-weight="bold" officeooo:rsid="00196c0f" style:font-name-asian="Proxima Nova" style:font-size-asian="36pt" style:font-weight-asian="bold" style:font-name-complex="Proxima Nova" style:font-size-complex="36pt" style:font-weight-complex="bold"/>
    </style:style>
    <style:style style:name="T2" style:family="text">
      <style:text-properties fo:color="#404040" style:font-name="Proxima Nova" fo:font-size="48pt" fo:font-weight="bold" style:font-name-asian="Proxima Nova" style:font-size-asian="48pt" style:font-weight-asian="bold" style:font-name-complex="Proxima Nova" style:font-size-complex="48pt" style:font-weight-complex="bold"/>
    </style:style>
    <style:style style:name="T3" style:family="text">
      <style:text-properties fo:color="#404040" style:font-name="Proxima Nova" fo:font-size="16pt" fo:font-weight="bold" officeooo:rsid="00196c0f" style:font-name-asian="Proxima Nova" style:font-size-asian="16pt" style:font-weight-asian="bold" style:font-name-complex="Proxima Nova" style:font-size-complex="16pt" style:font-weight-complex="bold"/>
    </style:style>
    <style:style style:name="T4" style:family="text">
      <style:text-properties fo:font-size="16pt" officeooo:rsid="00196c0f" style:font-size-asian="16pt" style:font-size-complex="16pt"/>
    </style:style>
    <style:style style:name="T5" style:family="text">
      <style:text-properties fo:font-size="16pt" officeooo:rsid="001a2a69" style:font-size-asian="16pt" style:font-size-complex="16pt"/>
    </style:style>
    <style:style style:name="T6" style:family="text">
      <style:text-properties fo:color="#666666" fo:font-size="16pt" style:font-size-asian="16pt" style:font-size-complex="16pt"/>
    </style:style>
    <style:style style:name="T7" style:family="text">
      <style:text-properties fo:color="#666666" fo:font-size="16pt" officeooo:rsid="00196c0f" style:font-size-asian="16pt" style:font-size-complex="16pt"/>
    </style:style>
    <style:style style:name="T8" style:family="text">
      <style:text-properties fo:color="#666666" style:font-name="Proxima Nova" style:font-name-asian="Proxima Nova" style:font-name-complex="Proxima Nova"/>
    </style:style>
    <style:style style:name="T9" style:family="text">
      <style:text-properties fo:color="#666666" style:font-name="Proxima Nova" fo:language="en" fo:country="IN" officeooo:rsid="003a758c" style:font-name-asian="Proxima Nova" style:font-name-complex="Proxima Nova"/>
    </style:style>
    <style:style style:name="T10" style:family="text">
      <style:text-properties fo:color="#666666" style:text-position="super 58%" fo:font-size="16pt" style:font-size-asian="16pt" style:font-size-complex="16pt"/>
    </style:style>
    <style:style style:name="T11" style:family="text">
      <style:text-properties style:font-name="Proxima Nova" style:font-name-asian="Proxima Nova" style:font-name-complex="Proxima Nova"/>
    </style:style>
    <style:style style:name="T12" style:family="text">
      <style:text-properties style:font-name="Proxima Nova" officeooo:rsid="0027f9c8" style:font-name-asian="Proxima Nova" style:font-name-complex="Proxima Nova"/>
    </style:style>
    <style:style style:name="T13" style:family="text">
      <style:text-properties style:font-name="Proxima Nova" officeooo:rsid="00294e82" style:font-name-asian="Proxima Nova" style:font-name-complex="Proxima Nova"/>
    </style:style>
    <style:style style:name="T14" style:family="text">
      <style:text-properties style:font-name="Proxima Nova" officeooo:rsid="00383916" style:font-name-asian="Proxima Nova" style:font-name-complex="Proxima Nova"/>
    </style:style>
    <style:style style:name="T15" style:family="text">
      <style:text-properties style:font-name="Proxima Nova" officeooo:rsid="003932c7" style:font-name-asian="Proxima Nova" style:font-name-complex="Proxima Nova"/>
    </style:style>
    <style:style style:name="T16" style:family="text">
      <style:text-properties style:font-name="Proxima Nova" officeooo:rsid="003a758c" style:font-name-asian="Proxima Nova" style:font-name-complex="Proxima Nova"/>
    </style:style>
    <style:style style:name="T17" style:family="text">
      <style:text-properties fo:color="#ed0800" style:font-name="Proxima Nova" style:font-name-asian="Proxima Nova" style:font-name-complex="Proxima Nova"/>
    </style:style>
    <style:style style:name="T18" style:family="text">
      <style:text-properties fo:color="#ed0800" style:font-name="Proxima Nova" fo:language="en" fo:country="IN" style:font-name-asian="Proxima Nova" style:font-name-complex="Proxima Nova"/>
    </style:style>
    <style:style style:name="T19" style:family="text">
      <style:text-properties fo:color="#ed0800" style:font-name="Proxima Nova" fo:language="en" fo:country="IN" officeooo:rsid="003a758c" style:font-name-asian="Proxima Nova" style:font-name-complex="Proxima Nova"/>
    </style:style>
    <style:style style:name="T20" style:family="text">
      <style:text-properties fo:color="#ff5722" style:font-name="Proxima Nova" style:font-name-asian="Proxima Nova" style:font-name-complex="Proxima Nova"/>
    </style:style>
    <style:style style:name="T21" style:family="text">
      <style:text-properties fo:color="#333333" fo:font-style="normal" officeooo:rsid="00315e87" style:font-style-asian="normal" style:font-style-complex="normal"/>
    </style:style>
    <style:style style:name="T22" style:family="text">
      <style:text-properties officeooo:rsid="002a34f3"/>
    </style:style>
    <style:style style:name="T23" style:family="text">
      <style:text-properties officeooo:rsid="003af4f7"/>
    </style:style>
    <style:style style:name="fr1" style:family="graphic" style:parent-style-name="Graphics">
      <style:graphic-properties style:wrap="non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318cm" fo:margin-bottom="0.318cm" style:vertical-pos="from-top" style:horizontal-pos="center"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0"><text:bookmark text:name="h.aczyuw2yex2w"/><text:span text:style-name="T1">EPIC</text:span><text:span text:style-name="T2"><text:line-break/></text:span><text:span text:style-name="T3">Employee Potential &amp; Intelligence Center</text:span></text:p>
      <text:p text:style-name="P9"><draw:frame draw:style-name="fr2" draw:name="6" text:anchor-type="as-char" svg:y="-0.637cm" svg:width="1.469cm" svg:height="0.187cm" draw:z-index="6"><draw:image xlink:href="Pictures/100002010000002F000000061301CEA5.png" xlink:type="simple" xlink:show="embed" xlink:actuate="onLoad"/></draw:frame></text:p>
      <text:p text:style-name="P3"><text:span text:style-name="T4">CHANDAN KUMAR SAHU</text:span><text:span text:style-name="T5"><text:line-break/></text:span><text:span text:style-name="T7">20</text:span><text:span text:style-name="T10">th</text:span><text:span text:style-name="T6"> </text:span><text:span text:style-name="T7">May</text:span><text:span text:style-name="T6">, 20</text:span><text:span text:style-name="T7">16</text:span></text:p>
      <text:p text:style-name="P4"/>
      <text:h text:style-name="P37" text:outline-level="10"><text:bookmark text:name="h.4lqp25cx7kth"/>Introduction</text:h>
      <text:list xml:id="list6108367851143413118" text:style-name="L1">
        <text:list-item>
          <text:p text:style-name="P11">Human Resource</text:p>
          <text:list>
            <text:list-item>
              <text:p text:style-name="P14">Objectives</text:p>
            </text:list-item>
            <text:list-item>
              <text:p text:style-name="P14">Goal</text:p>
            </text:list-item>
          </text:list>
        </text:list-item>
        <text:list-item>
          <text:p text:style-name="P11">Career</text:p>
          <text:list>
            <text:list-item>
              <text:p text:style-name="P14">Vacancy</text:p>
            </text:list-item>
            <text:list-item>
              <text:p text:style-name="P15">Job Posting</text:p>
            </text:list-item>
            <text:list-item>
              <text:p text:style-name="P16">Applications</text:p>
            </text:list-item>
          </text:list>
        </text:list-item>
        <text:list-item>
          <text:p text:style-name="P16">Interview</text:p>
          <text:list>
            <text:list-item>
              <text:p text:style-name="P33"><text:span text:style-name="T12">P</text:span><text:span text:style-name="T11">rocess</text:span></text:p>
            </text:list-item>
            <text:list-item>
              <text:p text:style-name="P17">Shortlist</text:p>
            </text:list-item>
          </text:list>
        </text:list-item>
        <text:list-item>
          <text:p text:style-name="P34"><text:span text:style-name="T12">Offer </text:span><text:span text:style-name="T13">Letter</text:span></text:p>
          <text:list>
            <text:list-item>
              <text:p text:style-name="P35"><text:span text:style-name="T13">P</text:span><text:span text:style-name="T11">ost</text:span></text:p>
            </text:list-item>
            <text:list-item>
              <text:p text:style-name="P18">Band</text:p>
            </text:list-item>
            <text:list-item>
              <text:p text:style-name="P18">Role</text:p>
            </text:list-item>
            <text:list-item>
              <text:p text:style-name="P19">Location</text:p>
            </text:list-item>
            <text:list-item>
              <text:p text:style-name="P18">Pay Scale</text:p>
            </text:list-item>
          </text:list>
        </text:list-item>
        <text:list-item>
          <text:p text:style-name="P20">Joining Form</text:p>
        </text:list-item>
        <text:list-item>
          <text:p text:style-name="P12"><text:span text:style-name="T22">Verification </text:span><text:span text:style-name="T21">(HR Portal)</text:span></text:p>
        </text:list-item>
        <text:list-item>
          <text:p text:style-name="P19">Employee</text:p>
          <text:list>
            <text:list-item>
              <text:p text:style-name="P21">Registration <text:span text:style-name="T21">(HR Portal)</text:span></text:p>
              <text:list>
                <text:list-item>
                  <text:p text:style-name="P21">Employee ID</text:p>
                </text:list-item>
                <text:list-item>
                  <text:p text:style-name="P23">Reporting</text:p>
                </text:list-item>
                <text:list-item>
                  <text:p text:style-name="P24">Bio-metric Attend<text:span text:style-name="T23">a</text:span>nce</text:p>
                </text:list-item>
                <text:list-item>
                  <text:p text:style-name="P21">ID Card</text:p>
                </text:list-item>
                <text:list-item>
                  <text:p text:style-name="P21">Uniform</text:p>
                  <text:list>
                    <text:list-item>
                      <text:p text:style-name="P32">Size</text:p>
                    </text:list-item>
                    <text:list-item>
                      <text:p text:style-name="P32">Shoes</text:p>
                    </text:list-item>
                  </text:list>
                </text:list-item>
                <text:list-item>
                  <text:p text:style-name="P21">Assets</text:p>
                </text:list-item>
                <text:list-item>
                  <text:p text:style-name="P25">Leaves</text:p>
                </text:list-item>
              </text:list>
            </text:list-item>
            <text:list-item>
              <text:p text:style-name="P22">Email Account <text:span text:style-name="T21">(HR Portal)</text:span></text:p>
            </text:list-item>
            <text:list-item>
              <text:p text:style-name="P26">PF/ESIC/DBF/GF <text:span text:style-name="T21">(HR Portal)</text:span></text:p>
            </text:list-item>
            <text:list-item>
              <text:p text:style-name="P27">Employee Portal</text:p>
              <text:list>
                <text:list-item>
                  <text:p text:style-name="P28">Profile</text:p>
                </text:list-item>
                <text:list-item>
                  <text:p text:style-name="P28">Tax declaration</text:p>
                </text:list-item>
                <text:list-item>
                  <text:p text:style-name="P28">Salary Slip</text:p>
                </text:list-item>
                <text:list-item>
                  <text:p text:style-name="P28">Leaves</text:p>
                </text:list-item>
              </text:list>
            </text:list-item>
          </text:list>
        </text:list-item>
        <text:list-item>
          <text:p text:style-name="P13">HR Portal</text:p>
          <text:list>
            <text:list-item>
              <text:p text:style-name="P29">Records of all employees</text:p>
              <text:list>
                <text:list-item>
                  <text:p text:style-name="P29">Complete records </text:p>
                </text:list-item>
                <text:list-item>
                  <text:p text:style-name="P29">Attend<text:span text:style-name="T23">a</text:span>nce</text:p>
                </text:list-item>
                <text:list-item>
                  <text:p text:style-name="P29">Leave</text:p>
                </text:list-item>
                <text:list-item>
                  <text:p text:style-name="P29"><text:soft-page-break/>Cur<text:span text:style-name="T23">r</text:span>ent/Left</text:p>
                </text:list-item>
                <text:list-item>
                  <text:p text:style-name="P29">Performance</text:p>
                </text:list-item>
                <text:list-item>
                  <text:p text:style-name="P29">Promotion/Transfer/Exit/F&amp;F</text:p>
                </text:list-item>
                <text:list-item>
                  <text:p text:style-name="P29">Relieving Letter</text:p>
                </text:list-item>
                <text:list-item>
                  <text:p text:style-name="P29">Blacklist/Non F&amp;F</text:p>
                </text:list-item>
                <text:list-item>
                  <text:p text:style-name="P29">Download report</text:p>
                </text:list-item>
              </text:list>
            </text:list-item>
          </text:list>
        </text:list-item>
        <text:list-item>
          <text:p text:style-name="P13">HR Admin</text:p>
          <text:list>
            <text:list-item>
              <text:p text:style-name="P29">Add/Edit Band/Role/Location etc.</text:p>
            </text:list-item>
            <text:list-item>
              <text:p text:style-name="P29">Assign user access/authorization</text:p>
            </text:list-item>
          </text:list>
        </text:list-item>
        <text:list-item>
          <text:p text:style-name="P33"><text:span text:style-name="T11"><text:s/></text:span><text:span text:style-name="T14">Finance</text:span></text:p>
          <text:list>
            <text:list-item>
              <text:p text:style-name="P36"><text:span text:style-name="T11">Bud</text:span><text:span text:style-name="T15">get</text:span></text:p>
            </text:list-item>
            <text:list-item>
              <text:p text:style-name="P30">Costing</text:p>
            </text:list-item>
            <text:list-item>
              <text:p text:style-name="P30">Performance</text:p>
            </text:list-item>
            <text:list-item>
              <text:p text:style-name="P30">Productivity</text:p>
            </text:list-item>
          </text:list>
        </text:list-item>
        <text:list-item>
          <text:p text:style-name="P33"><text:span text:style-name="T11"><text:s/></text:span><text:span text:style-name="T15">Training</text:span></text:p>
          <text:list>
            <text:list-item>
              <text:p text:style-name="P30">Trainer Information</text:p>
            </text:list-item>
            <text:list-item>
              <text:p text:style-name="P30">Performance</text:p>
            </text:list-item>
            <text:list-item>
              <text:p text:style-name="P30">Time line</text:p>
            </text:list-item>
          </text:list>
        </text:list-item>
        <text:list-item>
          <text:p text:style-name="P33"><text:span text:style-name="T11"><text:s/></text:span><text:span text:style-name="T15">Induction</text:span></text:p>
          <text:list>
            <text:list-item>
              <text:p text:style-name="P30">Inducer</text:p>
            </text:list-item>
            <text:list-item>
              <text:p text:style-name="P30">Time line</text:p>
            </text:list-item>
          </text:list>
        </text:list-item>
        <text:list-item>
          <text:p text:style-name="P33"><text:span text:style-name="T11"><text:s/></text:span><text:span text:style-name="T16">Automation</text:span></text:p>
          <text:list>
            <text:list-item>
              <text:p text:style-name="P31">SMS and Email</text:p>
            </text:list-item>
            <text:list-item>
              <text:p text:style-name="P31">Alert message</text:p>
            </text:list-item>
            <text:list-item>
              <text:p text:style-name="P31">Birthday/<text:span text:style-name="T23">marriage</text:span>/baby message</text:p>
            </text:list-item>
            <text:list-item>
              <text:p text:style-name="P31">Leave management</text:p>
            </text:list-item>
            <text:list-item>
              <text:p text:style-name="P31">Group message send</text:p>
            </text:list-item>
            <text:list-item>
              <text:p text:style-name="P31">Message display</text:p>
            </text:list-item>
          </text:list>
        </text:list-item>
        <text:list-item>
          <text:p text:style-name="P31"><text:s/>Testimonials</text:p>
          <text:list>
            <text:list-item>
              <text:p text:style-name="P31">Posting</text:p>
            </text:list-item>
            <text:list-item>
              <text:p text:style-name="P31">Approve</text:p>
            </text:list-item>
            <text:list-item>
              <text:p text:style-name="P31">Display</text:p>
            </text:list-item>
          </text:list>
        </text:list-item>
      </text:list>
      <text:p text:style-name="P7"/>
      <text:p text:style-name="P6"><text:span text:style-name="T19">Note</text:span><text:span text:style-name="T18">: </text:span><text:span text:style-name="T9">This is the breif disscussion on the EPIC. If you do have any suggestion other than this please share.</text:span></text:p>
      <text:h text:style-name="P39" text:outline-level="10"><text:bookmark text:name="h.wj249xa64hfo"/></text:h>
      <text:h text:style-name="P38" text:outline-level="10">1. Human Resource</text:h>
      <text:p text:style-name="P5"><text:span text:style-name="T17">Reading Rainbow Tip: </text:span><text:span text:style-name="T8">Think about WHEN the story takes place, WHERE it all happens, and how much TIME passes from start to finish. Describe the setting so your classmates feel like they are INSIDE the story!</text:span></text:p>
      <text:p text:style-name="P1"/>
      <text:p text:style-name="P5"><text:span text:style-name="T17">Reading Rainbow Tip:</text:span><text:span text:style-name="T20"> </text:span><text:span text:style-name="T8">Find an image online that resembles the setting of this story, then replace the image above.</text:span><text:bookmark text:name="h.odloz5lyiz12"/></text:p>
      <text:h text:style-name="P40" text:outline-level="10"><text:bookmark text:name="h.ijbx9ztbzl2d"/><text:bookmark text:name="h.i85ws8se9wc5"/>Conclusion</text:h>
      <text:p text:style-name="P5"><text:span text:style-name="T20">Reading Rainbow Tip:</text:span><text:span text:style-name="T11"> </text:span><text:span text:style-name="T8">It’s important to give your opinion! Would you recommend this book to someone else?</text:span></text:p>
      <text:p text:style-name="P8"><draw:frame draw:style-name="fr3" draw:name="9" text:anchor-type="as-char" svg:width="1.217cm" svg:height="0.159cm" draw:z-index="0"><draw:image xlink:href="Pictures/100002010000002E000000067F633F14.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roxima Nova" svg:font-family="'Proxima Nova'"/>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53cm" fo:margin-bottom="0cm" loext:contextual-spacing="false" fo:line-height="125%" fo:text-align="start" style:justify-single-word="false" fo:orphans="2" fo:widows="2" fo:text-indent="0cm" style:auto-text-indent="false" fo:break-before="auto" fo:break-after="auto" style:writing-mode="lr-tb"/>
      <style:text-properties fo:color="#000000" style:text-line-through-style="none" style:text-line-through-type="none" style:font-name="Proxima Nova" fo:font-family="'Proxima Nova'" fo:font-size="11pt" fo:font-style="normal" style:text-underline-style="none" fo:font-weight="normal" style:font-name-asian="Proxima Nova" style:font-family-asian="'Proxima Nova'" style:font-size-asian="11pt" style:font-style-asian="normal" style:font-weight-asian="normal" style:font-name-complex="Proxima Nova" style:font-family-complex="'Proxima Nova'"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cm" loext:contextual-spacing="false" fo:line-height="125%" fo:keep-together="always" fo:break-before="auto" fo:break-after="auto" fo:keep-with-next="always" style:writing-mode="lr-tb"/>
      <style:text-properties fo:color="#039be5" fo:font-size="18pt" style:font-size-asian="18pt" style:font-size-complex="18pt"/>
    </style:style>
    <style:style style:name="Heading_20_2" style:display-name="Heading 2" style:family="paragraph" style:parent-style-name="Standard" style:class="text">
      <style:paragraph-properties fo:line-height="125%" fo:keep-together="always" fo:break-before="auto" fo:break-after="auto" fo:keep-with-next="always" style:writing-mode="lr-tb"/>
      <style:text-properties fo:color="#e61a17" fo:font-size="14pt" style:font-size-asian="14pt" style:font-size-complex="14pt"/>
    </style:style>
    <style:style style:name="Heading_20_3" style:display-name="Heading 3" style:family="paragraph" style:parent-style-name="Standard" style:class="text">
      <style:paragraph-properties fo:line-height="125%" fo:keep-together="always" fo:break-before="auto" fo:break-after="auto" fo:keep-with-next="always" style:writing-mode="lr-tb"/>
      <style:text-properties fo:color="#008a05" fo:font-size="12pt" style:font-size-asian="12pt" style:font-size-complex="12pt"/>
    </style:style>
    <style:style style:name="Heading_20_4" style:display-name="Heading 4" style:family="paragraph" style:parent-style-name="Standard" style:class="text">
      <style:paragraph-properties fo:margin-top="0.282cm" fo:margin-bottom="0cm" loext:contextual-spacing="false" fo:line-height="12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2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2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2.54cm" fo:margin-bottom="0cm" loext:contextual-spacing="false" fo:line-height="100%" fo:keep-together="always" fo:break-before="auto" fo:break-after="auto" fo:keep-with-next="always" style:writing-mode="lr-tb"/>
      <style:text-properties fo:color="#404040" style:font-name="Proxima Nova" fo:font-family="'Proxima Nova'" fo:font-size="48pt" fo:font-weight="bold" style:font-name-asian="Proxima Nova" style:font-family-asian="'Proxima Nova'" style:font-size-asian="48pt" style:font-weight-asian="bold" style:font-name-complex="Proxima Nova" style:font-family-complex="'Proxima Nova'" style:font-size-complex="48pt" style:font-weight-complex="bold"/>
    </style:style>
    <style:style style:name="Subtitle" style:family="paragraph" style:parent-style-name="Standard" style:class="chapter">
      <style:paragraph-properties fo:margin-top="0cm" fo:margin-bottom="0.353cm" loext:contextual-spacing="false" fo:line-height="125%" fo:keep-together="always" fo:break-before="auto" fo:break-after="auto" fo:keep-with-next="always" style:writing-mode="lr-tb"/>
      <style:text-properties fo:font-size="16pt" style:font-size-asian="16pt" style:font-size-complex="16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i">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Numbering_20_Symbols" style:num-suffix="." style:num-format="1">
        <style:list-level-properties text:min-label-width="3.81cm" text:min-label-distance="0.318cm" fo:text-align="end"/>
      </text:list-level-style-number>
      <text:list-level-style-number text:level="4" text:style-name="Numbering_20_Symbols" style:num-suffix="." style:num-format="a">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25%" fo:text-align="end" style:justify-single-word="false" fo:break-before="auto" fo:break-after="auto" style:writing-mode="lr-tb"/>
    </style:style>
    <style:style style:name="Mfr1" style:family="graphic" style:parent-style-name="Graphics">
      <style:graphic-properties style:wrap="non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next-style-name="MasterPageNext0">
      <style:footer>
        <text:p text:style-name="MP1"><draw:frame draw:style-name="Mfr1" draw:name="Image1" text:anchor-type="char" svg:x="-2.54cm" svg:y="1.217cm" svg:width="21.616cm" svg:height="1.138cm" draw:z-index="1"><draw:image xlink:href="Pictures/10000201000004B00000001ED9C204D7.png" xlink:type="simple" xlink:show="embed" xlink:actuate="onLoad"/></draw:frame></text:p>
      </style:footer>
    </style:master-page>
    <style:master-page style:name="MasterPageNext0" style:page-layout-name="Mpm1">
      <style:footer>
        <text:p text:style-name="MP1"><text:page-number text:select-page="current">5</text:page-number><draw:frame draw:style-name="Mfr1" draw:name="Image2" text:anchor-type="char" svg:x="-2.54cm" svg:y="1.217cm" svg:width="21.616cm" svg:height="1.138cm" draw:z-index="5"><draw:image xlink:href="Pictures/10000201000004B00000001ED9C204D7.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title/>
    <meta:initial-creator/>
    <meta:editing-cycles>35</meta:editing-cycles>
    <dc:date>2016-06-07T14:23:10.698412631</dc:date>
    <meta:editing-duration>PT1H59M13S</meta:editing-duration>
    <meta:document-statistic meta:table-count="0" meta:image-count="4" meta:object-count="0" meta:page-count="5" meta:paragraph-count="85" meta:word-count="300" meta:character-count="1705" meta:non-whitespace-character-count="1555"/>
  </office:meta>
</office:document-meta>
</file>